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" style:family="paragraph" style:parent-style-name="Preformatted_20_Text">
      <style:text-properties fo:color="#a9b7c6" style:font-name="DejaVu Sans Mono" fo:font-size="9pt" style:text-underline-style="none" fo:font-weight="normal" officeooo:paragraph-rsid="000dc5c4" style:font-weight-asian="normal" style:font-weight-complex="normal"/>
    </style:style>
    <style:style style:name="P3" style:family="paragraph" style:parent-style-name="Preformatted_20_Text">
      <style:text-properties fo:color="#a9b7c6" style:font-name="DejaVu Sans Mono" fo:font-size="9pt" officeooo:paragraph-rsid="000dc5c4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9" style:family="paragraph" style:parent-style-name="Standard">
      <style:text-properties style:text-underline-style="none" fo:font-weight="normal" officeooo:paragraph-rsid="000dc5c4" style:font-weight-asian="normal" style:font-weight-complex="normal"/>
    </style:style>
    <style:style style:name="P10" style:family="paragraph" style:parent-style-name="Standard">
      <style:text-properties officeooo:paragraph-rsid="000dc5c4"/>
    </style:style>
    <style:style style:name="P11" style:family="paragraph" style:parent-style-name="Standard">
      <style:text-properties fo:color="#a9b7c6" officeooo:paragraph-rsid="000dc5c4"/>
    </style:style>
    <style:style style:name="T1" style:family="text">
      <style:text-properties officeooo:rsid="000dc5c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5c4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dc5c4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0dc5c4"/>
    </style:style>
    <style:style style:name="T7" style:family="text">
      <style:text-properties fo:color="#cc7832"/>
    </style:style>
    <style:style style:name="T8" style:family="text">
      <style:text-properties fo:color="#cc7832" style:font-name="DejaVu Sans Mono" fo:font-size="9pt"/>
    </style:style>
    <style:style style:name="T9" style:family="text">
      <style:text-properties style:font-name="DejaVu Sans Mono" fo:font-size="9pt"/>
    </style:style>
    <style:style style:name="T10" style:family="text">
      <style:text-properties style:font-name="DejaVu Sans Mono" fo:font-size="9pt" fo:font-style="italic"/>
    </style:style>
    <style:style style:name="T11" style:family="text">
      <style:text-properties fo:color="#ffc66d" style:font-name="DejaVu Sans Mono" fo:font-size="9pt"/>
    </style:style>
    <style:style style:name="T12" style:family="text">
      <style:text-properties fo:color="#6a8759"/>
    </style:style>
    <style:style style:name="T13" style:family="text">
      <style:text-properties fo:color="#6a8759" style:font-name="DejaVu Sans Mono" fo:font-size="9pt"/>
    </style:style>
    <style:style style:name="T14" style:family="text">
      <style:text-properties fo:color="#6897bb" style:font-name="DejaVu Sans Mono" fo:font-size="9pt"/>
    </style:style>
    <style:style style:name="T15" style:family="text">
      <style:text-properties fo:color="#9876aa" style:font-name="DejaVu Sans Mono" fo:font-size="9pt"/>
    </style:style>
    <style:style style:name="T16" style:family="text">
      <style:text-properties fo:color="#9876aa" style:font-name="DejaVu Sans Mono" fo:font-size="9pt" fo:font-style="italic"/>
    </style:style>
    <style:style style:name="T17" style:family="text">
      <style:text-properties fo:color="#a9b7c6" style:font-name="DejaVu Sans Mono" fo:font-size="9pt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fo:color="#808080"/>
    </style:style>
    <style:style style:name="T20" style:family="text">
      <style:text-properties fo:color="#808080" style:font-name="DejaVu Sans Mono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6"/><text:span text:style-name="T4"><text:s/></text:span><text:span text:style-name="T5">Java Assignment-1</text:span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P9">Q1. Write a program to replace a substring inside a string with other string ?</text:p>
      <text:p text:style-name="P10"><text:span text:style-name="T18"><text:s text:c="5"/></text:span><text:span text:style-name="T8">import </text:span><text:span text:style-name="T17">java.io.*</text:span><text:span text:style-name="T8">;</text:span></text:p>
      <text:p text:style-name="P1"><text:span text:style-name="T7">import </text:span>java.util.*<text:span text:style-name="T7">;</text:span></text:p>
      <text:p text:style-name="P1"><text:span text:style-name="T7">public class </text:span>Substring {</text:p>
      <text:p text:style-name="P4"><text:s text:c="4"/><text:span text:style-name="T8">public static void </text:span><text:span text:style-name="T11">main</text:span><text:span text:style-name="T9">(String[] args) {</text:span></text:p>
      <text:p text:style-name="P4"><text:s text:c="8"/><text:span text:style-name="T9">String str = </text:span><text:span text:style-name="T13">"Deepshikha Yadav"</text:span><text:span text:style-name="T8">;</text:span></text:p>
      <text:p text:style-name="P4"><text:span text:style-name="T7"><text:s text:c="8"/></text:span><text:span text:style-name="T9">String str1 = str.substring(</text:span><text:span text:style-name="T14">4</text:span><text:span text:style-name="T8">, </text:span><text:span text:style-name="T14">10</text:span><text:span text:style-name="T9">)</text:span><text:span text:style-name="T8">;</text:span></text:p>
      <text:p text:style-name="P4"><text:span text:style-name="T7"><text:s text:c="8"/></text:span><text:span text:style-name="T9">String str3 = </text:span><text:span text:style-name="T13">"ika"</text:span><text:span text:style-name="T8">;</text:span></text:p>
      <text:p text:style-name="P4"><text:span text:style-name="T7"><text:s text:c="8"/></text:span><text:span text:style-name="T9">String str2 = str.replace(str1</text:span><text:span text:style-name="T8">,</text:span><text:span text:style-name="T9">str3)</text:span><text:span text:style-name="T8">;</text:span></text:p>
      <text:p text:style-name="P4"><text:span text:style-name="T7"><text:s text:c="8"/></text:span><text:span text:style-name="T9">System.</text:span><text:span text:style-name="T16">out</text:span><text:span text:style-name="T9">.print(</text:span><text:span text:style-name="T13">"New String is <text:s text:c="2"/>" </text:span><text:span text:style-name="T9">+ str2)</text:span><text:span text:style-name="T8">;</text:span></text:p>
      <text:p text:style-name="P4"><text:span text:style-name="T7"><text:s text:c="4"/></text:span><text:span text:style-name="T9">}</text:span></text:p>
      <text:p text:style-name="P7">}</text:p>
      <text:p text:style-name="P9"><text:line-break/>Q2. Write a program to find the number of occurrences of the duplicate words in a string and print them ?</text:p>
      <text:p text:style-name="P2"><text:span text:style-name="T7">import </text:span>java.io.*<text:span text:style-name="T7">;</text:span></text:p>
      <text:p text:style-name="P1"><text:span text:style-name="T7">import </text:span>java.util.*<text:span text:style-name="T7">;</text:span></text:p>
      <text:p text:style-name="P1"><text:span text:style-name="T7">public class </text:span>Duplicate {</text:p>
      <text:p text:style-name="P4"><text:s text:c="4"/><text:span text:style-name="T8">public static void </text:span><text:span text:style-name="T11">main</text:span><text:span text:style-name="T9">(String[] args) {</text:span></text:p>
      <text:p text:style-name="P4"><text:s text:c="8"/><text:span text:style-name="T9">String str=</text:span><text:span text:style-name="T13">"Welcome to java session java session"</text:span><text:span text:style-name="T8">;</text:span></text:p>
      <text:p text:style-name="P4"><text:span text:style-name="T7"><text:s text:c="8"/></text:span><text:span text:style-name="T9">String words[]=str.split(</text:span><text:span text:style-name="T13">" "</text:span><text:span text:style-name="T9">)</text:span><text:span text:style-name="T8">;</text:span></text:p>
      <text:p text:style-name="P4"><text:span text:style-name="T7"><text:s text:c="8"/></text:span><text:span text:style-name="T8">int </text:span><text:span text:style-name="T9">count=</text:span><text:span text:style-name="T14">1</text:span><text:span text:style-name="T8">;</text:span></text:p>
      <text:p text:style-name="P4"><text:span text:style-name="T7"><text:s text:c="8"/></text:span><text:span text:style-name="T8">for</text:span><text:span text:style-name="T9">(</text:span><text:span text:style-name="T8">int </text:span><text:span text:style-name="T9">i=</text:span><text:span text:style-name="T14">0</text:span><text:span text:style-name="T8">;</text:span><text:span text:style-name="T9">i&lt;words.</text:span><text:span text:style-name="T15">length</text:span><text:span text:style-name="T8">;</text:span><text:span text:style-name="T9">i++)</text:span></text:p>
      <text:p text:style-name="P4"><text:s text:c="8"/><text:span text:style-name="T9">{</text:span></text:p>
      <text:p text:style-name="P4"><text:s text:c="12"/><text:span text:style-name="T8">for </text:span><text:span text:style-name="T9">(</text:span><text:span text:style-name="T8">int </text:span><text:span text:style-name="T9">j=i+</text:span><text:span text:style-name="T14">1</text:span><text:span text:style-name="T8">;</text:span><text:span text:style-name="T9">j&lt;words.</text:span><text:span text:style-name="T15">length</text:span><text:span text:style-name="T8">;</text:span><text:span text:style-name="T9">j++)</text:span></text:p>
      <text:p text:style-name="P4"><text:s text:c="12"/><text:span text:style-name="T9">{</text:span></text:p>
      <text:p text:style-name="P4"><text:s text:c="16"/><text:span text:style-name="T8">if</text:span><text:span text:style-name="T9">(words[i].equals(words[j]))</text:span></text:p>
      <text:p text:style-name="P4"><text:s text:c="16"/><text:span text:style-name="T9">{ <text:s text:c="2"/>count=count+</text:span><text:span text:style-name="T14">1</text:span><text:span text:style-name="T8">;</text:span></text:p>
      <text:p text:style-name="P4"><text:span text:style-name="T7"><text:s text:c="20"/></text:span><text:span text:style-name="T9">words[j]=</text:span><text:span text:style-name="T13">"0"</text:span><text:span text:style-name="T8">;</text:span></text:p>
      <text:p text:style-name="P4"><text:span text:style-name="T7"><text:s text:c="16"/></text:span><text:span text:style-name="T9">}</text:span></text:p>
      <text:p text:style-name="P4"><text:s text:c="12"/><text:span text:style-name="T9">}</text:span></text:p>
      <text:p text:style-name="P4"><text:s text:c="12"/><text:span text:style-name="T8">if</text:span><text:span text:style-name="T9">(words[i]!=</text:span><text:span text:style-name="T13">"0" </text:span><text:span text:style-name="T9">&amp;&amp; count&gt;</text:span><text:span text:style-name="T14">1</text:span><text:span text:style-name="T9">)</text:span></text:p>
      <text:p text:style-name="P4"><text:s text:c="16"/><text:span text:style-name="T9">System.</text:span><text:span text:style-name="T16">out</text:span><text:span text:style-name="T9">.println(words[i]+</text:span><text:span text:style-name="T13">"--"</text:span><text:span text:style-name="T9">+count)</text:span><text:span text:style-name="T8">;</text:span></text:p>
      <text:p text:style-name="P4"><text:span text:style-name="T7"><text:s text:c="16"/></text:span><text:span text:style-name="T9">count=</text:span><text:span text:style-name="T14">1</text:span><text:span text:style-name="T8">;</text:span></text:p>
      <text:p text:style-name="P4"><text:span text:style-name="T7"><text:s text:c="8"/></text:span><text:span text:style-name="T9">}</text:span></text:p>
      <text:p text:style-name="P4"><text:s text:c="4"/><text:span text:style-name="T9">}</text:span></text:p>
      <text:p text:style-name="P7">}</text:p>
      <text:p text:style-name="P9"><text:line-break/>Q3. Write a program to find the number of occurrences of a character in a string without using loop?</text:p>
      <text:p text:style-name="P9"/>
      <text:p text:style-name="P2"><text:span text:style-name="T7">import </text:span>java.io.*<text:span text:style-name="T7">;</text:span></text:p>
      <text:p text:style-name="P1"><text:span text:style-name="T7">import </text:span>java.util.*<text:span text:style-name="T7">;</text:span></text:p>
      <text:p text:style-name="P1"><text:span text:style-name="T7">public class </text:span>Occurence {</text:p>
      <text:p text:style-name="P4"><text:s text:c="4"/><text:span text:style-name="T8">public static void </text:span><text:span text:style-name="T11">main</text:span><text:span text:style-name="T9">(String[] args) {</text:span></text:p>
      <text:p text:style-name="P4"><text:s text:c="8"/><text:span text:style-name="T9">String str=</text:span><text:span text:style-name="T13">"This is a great company"</text:span><text:span text:style-name="T8">;</text:span></text:p>
      <text:p text:style-name="P4"><text:span text:style-name="T7"><text:s text:c="8"/></text:span><text:span text:style-name="T8">int </text:span><text:span text:style-name="T9">charcount = str.length() - str.replaceAll(</text:span><text:span text:style-name="T13">"a"</text:span><text:span text:style-name="T8">, </text:span><text:span text:style-name="T13">""</text:span><text:span text:style-name="T9">).length()</text:span><text:span text:style-name="T8">;</text:span></text:p>
      <text:p text:style-name="P4"><text:span text:style-name="T7"><text:s text:c="8"/></text:span><text:span text:style-name="T9">System.</text:span><text:span text:style-name="T16">out</text:span><text:span text:style-name="T9">.println(</text:span><text:span text:style-name="T13">"Occurence of A character in a string "</text:span><text:span text:style-name="T9">+charcount)</text:span><text:span text:style-name="T8">;</text:span></text:p>
      <text:p text:style-name="P4"><text:span text:style-name="T7"><text:s text:c="4"/></text:span><text:span text:style-name="T9">}</text:span></text:p>
      <text:p text:style-name="P7">}</text:p>
      <text:p text:style-name="P9"><text:line-break/>Q4. Calculate the number &amp; Percentage Of Lowercase Letters,Uppercase Letters, Digits And Other Special Characters In A String?</text:p>
      <text:p text:style-name="P9"/>
      <text:p text:style-name="P2"><text:span text:style-name="T7">import </text:span>java.io.*<text:span text:style-name="T7">;</text:span></text:p>
      <text:p text:style-name="P1"><text:span text:style-name="T7">import </text:span>java.util.*<text:span text:style-name="T7">;</text:span></text:p>
      <text:p text:style-name="P1"><text:span text:style-name="T7">public class </text:span>Percentage {</text:p>
      <text:p text:style-name="P4"><text:soft-page-break/><text:s text:c="4"/><text:span text:style-name="T8">static void </text:span><text:span text:style-name="T11">characterPercentage</text:span><text:span text:style-name="T9">(String input)</text:span></text:p>
      <text:p text:style-name="P4"><text:s text:c="4"/><text:span text:style-name="T9">{</text:span></text:p>
      <text:p text:style-name="P4"><text:s text:c="7"/><text:span text:style-name="T8">int </text:span><text:span text:style-name="T9">len=input.length()</text:span><text:span text:style-name="T8">;</text:span></text:p>
      <text:p text:style-name="P4"><text:span text:style-name="T7"><text:s text:c="7"/></text:span><text:span text:style-name="T8">int </text:span><text:span text:style-name="T9">uppercase=</text:span><text:span text:style-name="T14">0</text:span><text:span text:style-name="T8">;</text:span></text:p>
      <text:p text:style-name="P4"><text:span text:style-name="T7"><text:s text:c="7"/></text:span><text:span text:style-name="T8">int </text:span><text:span text:style-name="T9">lowercase=</text:span><text:span text:style-name="T14">0</text:span><text:span text:style-name="T8">;</text:span></text:p>
      <text:p text:style-name="P4"><text:span text:style-name="T7"><text:s text:c="7"/></text:span><text:span text:style-name="T8">int </text:span><text:span text:style-name="T9">digits=</text:span><text:span text:style-name="T14">0</text:span><text:span text:style-name="T8">;</text:span></text:p>
      <text:p text:style-name="P4"><text:span text:style-name="T7"><text:s text:c="7"/></text:span><text:span text:style-name="T8">int </text:span><text:span text:style-name="T9">other=</text:span><text:span text:style-name="T14">0</text:span><text:span text:style-name="T8">;</text:span></text:p>
      <text:p text:style-name="P4"><text:span text:style-name="T7"><text:s text:c="7"/></text:span><text:span text:style-name="T8">for </text:span><text:span text:style-name="T9">(</text:span><text:span text:style-name="T8">int </text:span><text:span text:style-name="T9">i=</text:span><text:span text:style-name="T14">0</text:span><text:span text:style-name="T8">;</text:span><text:span text:style-name="T9">i&lt;input.length()</text:span><text:span text:style-name="T8">;</text:span><text:span text:style-name="T9">i++)</text:span></text:p>
      <text:p text:style-name="P4"><text:s text:c="7"/><text:span text:style-name="T9">{</text:span></text:p>
      <text:p text:style-name="P4"><text:s text:c="11"/><text:span text:style-name="T8">char </text:span><text:span text:style-name="T9">ch=input.charAt(i)</text:span><text:span text:style-name="T8">;</text:span></text:p>
      <text:p text:style-name="P4"><text:span text:style-name="T7"><text:s text:c="11"/></text:span><text:span text:style-name="T8">if</text:span><text:span text:style-name="T9">(Character.</text:span><text:span text:style-name="T10">isUpperCase</text:span><text:span text:style-name="T9">(ch))</text:span></text:p>
      <text:p text:style-name="P4"><text:s text:c="15"/><text:span text:style-name="T9">uppercase++</text:span><text:span text:style-name="T8">;</text:span></text:p>
      <text:p text:style-name="P4"><text:span text:style-name="T7"><text:s text:c="11"/></text:span><text:span text:style-name="T8">else if</text:span><text:span text:style-name="T9">(Character.</text:span><text:span text:style-name="T10">isLowerCase</text:span><text:span text:style-name="T9">(ch))</text:span></text:p>
      <text:p text:style-name="P4"><text:s text:c="15"/><text:span text:style-name="T9">lowercase++</text:span><text:span text:style-name="T8">;</text:span></text:p>
      <text:p text:style-name="P4"><text:span text:style-name="T7"><text:s text:c="11"/></text:span><text:span text:style-name="T8">else if</text:span><text:span text:style-name="T9">(Character.</text:span><text:span text:style-name="T10">isDigit</text:span><text:span text:style-name="T9">(ch))</text:span></text:p>
      <text:p text:style-name="P4"><text:s text:c="15"/><text:span text:style-name="T9">digits++</text:span><text:span text:style-name="T8">;</text:span></text:p>
      <text:p text:style-name="P5"><text:s text:c="11"/><text:span text:style-name="T9">else</text:span></text:p>
      <text:p text:style-name="P4"><text:span text:style-name="T7"><text:s text:c="15"/></text:span><text:span text:style-name="T9">other++</text:span><text:span text:style-name="T8">;</text:span><text:span text:style-name="T9">}</text:span></text:p>
      <text:p text:style-name="P4"><text:s text:c="11"/><text:span text:style-name="T8">double </text:span><text:span text:style-name="T9">uppercasepercent=(uppercase*</text:span><text:span text:style-name="T14">100.00</text:span><text:span text:style-name="T9">)/len</text:span><text:span text:style-name="T8">;</text:span></text:p>
      <text:p text:style-name="P4"><text:span text:style-name="T7"><text:s text:c="11"/></text:span><text:span text:style-name="T8">double </text:span><text:span text:style-name="T9">lowercasepercent=(lowercase*</text:span><text:span text:style-name="T14">100.00</text:span><text:span text:style-name="T9">)/len</text:span><text:span text:style-name="T8">;</text:span></text:p>
      <text:p text:style-name="P4"><text:span text:style-name="T7"><text:s text:c="11"/></text:span><text:span text:style-name="T8">double </text:span><text:span text:style-name="T9">digitspercent=(digits*</text:span><text:span text:style-name="T14">100.00</text:span><text:span text:style-name="T9">)/len</text:span><text:span text:style-name="T8">;</text:span></text:p>
      <text:p text:style-name="P4"><text:span text:style-name="T7"><text:s text:c="10"/></text:span><text:span text:style-name="T9">System.</text:span><text:span text:style-name="T16">out</text:span><text:span text:style-name="T9">.println(</text:span><text:span text:style-name="T13">"Upper Case count is "</text:span><text:span text:style-name="T9">+uppercase+</text:span><text:span text:style-name="T13">" Uppercase Percentage is "</text:span><text:span text:style-name="T9">+uppercasepercent)</text:span><text:span text:style-name="T8">;</text:span></text:p>
      <text:p text:style-name="P4"><text:span text:style-name="T7"><text:s text:c="11"/></text:span><text:span text:style-name="T9">System.</text:span><text:span text:style-name="T16">out</text:span><text:span text:style-name="T9">.println(</text:span><text:span text:style-name="T13">"Lower Case count is "</text:span><text:span text:style-name="T9">+lowercase+</text:span><text:span text:style-name="T13">" lowercase Percentage is "</text:span><text:span text:style-name="T9">+lowercasepercent)</text:span><text:span text:style-name="T8">;</text:span></text:p>
      <text:p text:style-name="P4"><text:span text:style-name="T7"><text:s text:c="11"/></text:span><text:span text:style-name="T9">System.</text:span><text:span text:style-name="T16">out</text:span><text:span text:style-name="T9">.println(</text:span><text:span text:style-name="T13">"Digit count is "</text:span><text:span text:style-name="T9">+digits+</text:span><text:span text:style-name="T13">" Uppercase Percentage is "</text:span><text:span text:style-name="T9">+digitspercent)</text:span><text:span text:style-name="T8">;</text:span></text:p>
      <text:p text:style-name="P4"><text:span text:style-name="T7"><text:s text:c="7"/></text:span><text:span text:style-name="T9">}</text:span></text:p>
      <text:p text:style-name="P4"><text:s text:c="4"/><text:span text:style-name="T8">public static void </text:span><text:span text:style-name="T11">main</text:span><text:span text:style-name="T9">(String[] args) {</text:span></text:p>
      <text:p text:style-name="P4"><text:s text:c="8"/><text:span text:style-name="T9">Scanner sc=</text:span><text:span text:style-name="T8">new </text:span><text:span text:style-name="T9">Scanner(System.</text:span><text:span text:style-name="T16">in</text:span><text:span text:style-name="T9">)</text:span><text:span text:style-name="T8">;</text:span></text:p>
      <text:p text:style-name="P4"><text:span text:style-name="T7"><text:s text:c="8"/></text:span><text:span text:style-name="T9">String str=sc.nextLine()</text:span><text:span text:style-name="T8">;</text:span></text:p>
      <text:p text:style-name="P4"><text:span text:style-name="T7"><text:s text:c="8"/></text:span><text:span text:style-name="T10">characterPercentage</text:span><text:span text:style-name="T9">(str)</text:span><text:span text:style-name="T8">;</text:span></text:p>
      <text:p text:style-name="P4"><text:span text:style-name="T7"><text:s text:c="4"/></text:span><text:span text:style-name="T9">}</text:span></text:p>
      <text:p text:style-name="P7">}</text:p>
      <text:p text:style-name="P9"><text:line-break/>Q5. Find common elements between two arrays.?</text:p>
      <text:p text:style-name="P9"/>
      <text:p text:style-name="P2"><text:span text:style-name="T7">import </text:span>java.io.*<text:span text:style-name="T7">;</text:span></text:p>
      <text:p text:style-name="P1"><text:span text:style-name="T7">import </text:span>java.util.*<text:span text:style-name="T7">;</text:span></text:p>
      <text:p text:style-name="P1"><text:span text:style-name="T7">public class </text:span>Common {</text:p>
      <text:p text:style-name="P4"><text:s text:c="4"/><text:span text:style-name="T8">public static void </text:span><text:span text:style-name="T11">main</text:span><text:span text:style-name="T9">(String[] args) {</text:span></text:p>
      <text:p text:style-name="P4"><text:s text:c="8"/><text:span text:style-name="T8">int</text:span><text:span text:style-name="T9">[] a={</text:span><text:span text:style-name="T14">1</text:span><text:span text:style-name="T8">,</text:span><text:span text:style-name="T14">2</text:span><text:span text:style-name="T8">,</text:span><text:span text:style-name="T14">5</text:span><text:span text:style-name="T8">,</text:span><text:span text:style-name="T14">4</text:span><text:span text:style-name="T9">}</text:span><text:span text:style-name="T8">;</text:span></text:p>
      <text:p text:style-name="P4"><text:span text:style-name="T7"><text:s text:c="8"/></text:span><text:span text:style-name="T8">int</text:span><text:span text:style-name="T9">[] b={</text:span><text:span text:style-name="T14">2</text:span><text:span text:style-name="T8">,</text:span><text:span text:style-name="T14">3</text:span><text:span text:style-name="T8">,</text:span><text:span text:style-name="T14">5</text:span><text:span text:style-name="T8">,</text:span><text:span text:style-name="T14">1</text:span><text:span text:style-name="T9">}</text:span><text:span text:style-name="T8">;</text:span></text:p>
      <text:p text:style-name="P4"><text:span text:style-name="T7"><text:s text:c="8"/></text:span><text:span text:style-name="T20">//Arrays.toString(a);</text:span></text:p>
      <text:p text:style-name="P6"><text:s text:c="8"/><text:span text:style-name="T9">//Arrays.toString(b);</text:span></text:p>
      <text:p text:style-name="P4"><text:span text:style-name="T19"><text:s text:c="8"/></text:span><text:span text:style-name="T8">for</text:span><text:span text:style-name="T9">(</text:span><text:span text:style-name="T8">int </text:span><text:span text:style-name="T9">i=</text:span><text:span text:style-name="T14">0</text:span><text:span text:style-name="T8">;</text:span><text:span text:style-name="T9">i&lt;a.</text:span><text:span text:style-name="T15">length</text:span><text:span text:style-name="T8">;</text:span><text:span text:style-name="T9">i++)</text:span></text:p>
      <text:p text:style-name="P4"><text:s text:c="8"/><text:span text:style-name="T9">{</text:span></text:p>
      <text:p text:style-name="P4"><text:s text:c="12"/><text:span text:style-name="T8">for </text:span><text:span text:style-name="T9">(</text:span><text:span text:style-name="T8">int </text:span><text:span text:style-name="T9">j=</text:span><text:span text:style-name="T14">0</text:span><text:span text:style-name="T8">;</text:span><text:span text:style-name="T9">j&lt;b.</text:span><text:span text:style-name="T15">length</text:span><text:span text:style-name="T8">;</text:span><text:span text:style-name="T9">j++)</text:span></text:p>
      <text:p text:style-name="P4"><text:s text:c="12"/><text:span text:style-name="T9">{</text:span></text:p>
      <text:p text:style-name="P4"><text:s text:c="16"/><text:span text:style-name="T8">if</text:span><text:span text:style-name="T9">(a[i]==b[j])</text:span></text:p>
      <text:p text:style-name="P4"><text:s text:c="20"/><text:span text:style-name="T9">System.</text:span><text:span text:style-name="T16">out</text:span><text:span text:style-name="T9">.println(a[i])</text:span><text:span text:style-name="T8">;</text:span></text:p>
      <text:p text:style-name="P4"><text:span text:style-name="T7"><text:s text:c="12"/></text:span><text:span text:style-name="T9">}</text:span></text:p>
      <text:p text:style-name="P4"><text:s text:c="8"/><text:span text:style-name="T9">}</text:span></text:p>
      <text:p text:style-name="P4"><text:s text:c="4"/><text:span text:style-name="T9">}</text:span></text:p>
      <text:p text:style-name="P7">}</text:p>
      <text:p text:style-name="P9"><text:line-break/>Q6. There is an array with every element repeated twice except one. Find that element?</text:p>
      <text:p text:style-name="P9"/>
      <text:p text:style-name="P3"><text:span text:style-name="T7">import </text:span>java.io.*<text:span text:style-name="T7">;</text:span></text:p>
      <text:p text:style-name="P1"><text:span text:style-name="T7">import </text:span>java.util.*<text:span text:style-name="T7">;</text:span></text:p>
      <text:p text:style-name="P1"><text:span text:style-name="T7">public class </text:span>Distinct {</text:p>
      <text:p text:style-name="P4"><text:s text:c="4"/><text:span text:style-name="T8">public static void </text:span><text:span text:style-name="T11">main</text:span><text:span text:style-name="T9">(String[] args) {</text:span></text:p>
      <text:p text:style-name="P4"><text:s text:c="8"/><text:span text:style-name="T8">int</text:span><text:span text:style-name="T9">[] a={</text:span><text:span text:style-name="T14">1</text:span><text:span text:style-name="T8">,</text:span><text:span text:style-name="T14">2</text:span><text:span text:style-name="T8">,</text:span><text:span text:style-name="T14">2</text:span><text:span text:style-name="T8">,</text:span><text:span text:style-name="T14">1</text:span><text:span text:style-name="T8">,</text:span><text:span text:style-name="T14">3</text:span><text:span text:style-name="T8">,</text:span><text:span text:style-name="T14">3</text:span><text:span text:style-name="T8">,</text:span><text:span text:style-name="T14">5</text:span><text:span text:style-name="T9">}</text:span><text:span text:style-name="T8">;</text:span></text:p>
      <text:p text:style-name="P4"><text:span text:style-name="T7"><text:s text:c="8"/></text:span><text:span text:style-name="T20">//Arrays.toString(a);</text:span></text:p>
      <text:p text:style-name="P4"><text:span text:style-name="T19"><text:s text:c="8"/></text:span><text:span text:style-name="T8">for </text:span><text:span text:style-name="T9">(</text:span><text:span text:style-name="T8">int </text:span><text:span text:style-name="T9">i = </text:span><text:span text:style-name="T14">0</text:span><text:span text:style-name="T8">; </text:span><text:span text:style-name="T9">i &lt; a.</text:span><text:span text:style-name="T15">length</text:span><text:span text:style-name="T8">; </text:span><text:span text:style-name="T9">i++) {</text:span></text:p>
      <text:p text:style-name="P4"><text:soft-page-break/><text:s text:c="12"/><text:span text:style-name="T8">int </text:span><text:span text:style-name="T9">j</text:span><text:span text:style-name="T8">;</text:span></text:p>
      <text:p text:style-name="P4"><text:span text:style-name="T7"><text:s text:c="12"/></text:span><text:span text:style-name="T8">for </text:span><text:span text:style-name="T9">(j = </text:span><text:span text:style-name="T14">0</text:span><text:span text:style-name="T8">; </text:span><text:span text:style-name="T9">j &lt; a.</text:span><text:span text:style-name="T15">length</text:span><text:span text:style-name="T8">; </text:span><text:span text:style-name="T9">j++)</text:span></text:p>
      <text:p text:style-name="P4"><text:s text:c="16"/><text:span text:style-name="T8">if </text:span><text:span text:style-name="T9">(i != j &amp;&amp; a[i] == a[j])</text:span></text:p>
      <text:p text:style-name="P4"><text:s text:c="20"/><text:span text:style-name="T8">break;</text:span></text:p>
      <text:p text:style-name="P4"><text:span text:style-name="T7"><text:s text:c="12"/></text:span><text:span text:style-name="T8">if </text:span><text:span text:style-name="T9">(j == a.</text:span><text:span text:style-name="T15">length</text:span><text:span text:style-name="T9">)</text:span></text:p>
      <text:p text:style-name="P4"><text:s text:c="16"/><text:span text:style-name="T9">System.</text:span><text:span text:style-name="T16">out</text:span><text:span text:style-name="T9">.println(a[i])</text:span><text:span text:style-name="T8">;</text:span></text:p>
      <text:p text:style-name="P4"><text:span text:style-name="T7"><text:s text:c="8"/></text:span><text:span text:style-name="T9">}</text:span></text:p>
      <text:p text:style-name="P4"><text:s text:c="4"/><text:span text:style-name="T9">}</text:span></text:p>
      <text:p text:style-name="P8"><text:s text:c="4"/><text:span text:style-name="T9">}</text:span></text:p>
      <text:p text:style-name="P11"><text:span text:style-name="T9"/></text:p>
      <text:p text:style-name="P9"/>
      <text:p text:style-name="P9"><text:line-break/>Q7. Write a program to print your Firstname,LastName &amp; age using static block,static method &amp; static variable respectively?</text:p>
      <text:p text:style-name="P9"/>
      <text:p text:style-name="P2"><text:span text:style-name="T7">import </text:span>java.util.*<text:span text:style-name="T7">;</text:span></text:p>
      <text:p text:style-name="P1"><text:span text:style-name="T7">import </text:span>java.io.*<text:span text:style-name="T7">;</text:span></text:p>
      <text:p text:style-name="P1"><text:span text:style-name="T7">public class </text:span>Name {</text:p>
      <text:p text:style-name="P4"><text:s text:c="4"/><text:span text:style-name="T8">static </text:span><text:span text:style-name="T9">String </text:span><text:span text:style-name="T16">firstname</text:span><text:span text:style-name="T8">;</text:span></text:p>
      <text:p text:style-name="P4"><text:span text:style-name="T7"><text:s text:c="4"/></text:span><text:span text:style-name="T8">static </text:span><text:span text:style-name="T9">String </text:span><text:span text:style-name="T16">lastname</text:span><text:span text:style-name="T8">;</text:span></text:p>
      <text:p text:style-name="P4"><text:span text:style-name="T7"><text:s text:c="4"/></text:span><text:span text:style-name="T8">static int </text:span><text:span text:style-name="T16">age</text:span><text:span text:style-name="T8">;</text:span></text:p>
      <text:p text:style-name="P5"><text:s text:c="4"/><text:span text:style-name="T9">static</text:span></text:p>
      <text:p text:style-name="P4"><text:span text:style-name="T7"><text:s text:c="4"/></text:span><text:span text:style-name="T9">{</text:span></text:p>
      <text:p text:style-name="P4"><text:s text:c="5"/><text:span text:style-name="T16">firstname</text:span><text:span text:style-name="T9">=</text:span><text:span text:style-name="T13">"Deepshikha"</text:span><text:span text:style-name="T8">;</text:span></text:p>
      <text:p text:style-name="P4"><text:span text:style-name="T7"><text:s text:c="5"/></text:span><text:span text:style-name="T16">lastname</text:span><text:span text:style-name="T9">=</text:span><text:span text:style-name="T13">"yadav"</text:span><text:span text:style-name="T8">;</text:span></text:p>
      <text:p text:style-name="P4"><text:span text:style-name="T7"><text:s text:c="5"/></text:span><text:span text:style-name="T16">age</text:span><text:span text:style-name="T9">=</text:span><text:span text:style-name="T14">21</text:span><text:span text:style-name="T8">;</text:span></text:p>
      <text:p text:style-name="P4"><text:span text:style-name="T7"><text:s text:c="4"/></text:span><text:span text:style-name="T9">}</text:span></text:p>
      <text:p text:style-name="P4"><text:s text:c="4"/><text:span text:style-name="T8">static void </text:span><text:span text:style-name="T11">print</text:span><text:span text:style-name="T9">()</text:span></text:p>
      <text:p text:style-name="P4"><text:s text:c="4"/><text:span text:style-name="T9">{</text:span></text:p>
      <text:p text:style-name="P4"><text:s text:c="8"/><text:span text:style-name="T9">System.</text:span><text:span text:style-name="T16">out</text:span><text:span text:style-name="T9">.println(</text:span><text:span text:style-name="T13">"FirstName-"</text:span><text:span text:style-name="T9">+</text:span><text:span text:style-name="T16">firstname</text:span><text:span text:style-name="T9">)</text:span><text:span text:style-name="T8">;</text:span></text:p>
      <text:p text:style-name="P4"><text:span text:style-name="T7"><text:s text:c="8"/></text:span><text:span text:style-name="T9">System.</text:span><text:span text:style-name="T16">out</text:span><text:span text:style-name="T9">.println(</text:span><text:span text:style-name="T13">"LastName-"</text:span><text:span text:style-name="T9">+</text:span><text:span text:style-name="T16">lastname</text:span><text:span text:style-name="T9">)</text:span><text:span text:style-name="T8">;</text:span></text:p>
      <text:p text:style-name="P4"><text:span text:style-name="T7"><text:s text:c="8"/></text:span><text:span text:style-name="T9">System.</text:span><text:span text:style-name="T16">out</text:span><text:span text:style-name="T9">.println(</text:span><text:span text:style-name="T13">"Age-"</text:span><text:span text:style-name="T9">+</text:span><text:span text:style-name="T16">age</text:span><text:span text:style-name="T9">)</text:span><text:span text:style-name="T8">;</text:span></text:p>
      <text:p text:style-name="P4"><text:span text:style-name="T7"><text:s text:c="4"/></text:span><text:span text:style-name="T9">}</text:span></text:p>
      <text:p text:style-name="P4"><text:s text:c="4"/><text:span text:style-name="T8">public static void </text:span><text:span text:style-name="T11">main</text:span><text:span text:style-name="T9">(String[] args) {</text:span></text:p>
      <text:p text:style-name="P4"><text:s text:c="6"/><text:span text:style-name="T10">print</text:span><text:span text:style-name="T9">()</text:span><text:span text:style-name="T8">;</text:span></text:p>
      <text:p text:style-name="P4"><text:span text:style-name="T7"><text:s text:c="4"/></text:span><text:span text:style-name="T9">}</text:span></text:p>
      <text:p text:style-name="P7">}</text:p>
      <text:p text:style-name="P9"><text:line-break/>Q8. Write a program to reverse a string and remove character from index 4 to index 9 from the reversed string using String Buffer?</text:p>
      <text:p text:style-name="P9"/>
      <text:p text:style-name="P2"><text:span text:style-name="T7">import </text:span>java.io.*<text:span text:style-name="T7">;</text:span></text:p>
      <text:p text:style-name="P1"><text:span text:style-name="T7">import </text:span>java.util.*<text:span text:style-name="T7">;</text:span></text:p>
      <text:p text:style-name="P1"><text:span text:style-name="T7">public class </text:span>Reverse {</text:p>
      <text:p text:style-name="P4"><text:s text:c="4"/><text:span text:style-name="T8">public static void </text:span><text:span text:style-name="T11">main</text:span><text:span text:style-name="T9">(String[] args) {</text:span></text:p>
      <text:p text:style-name="P4"><text:s text:c="8"/><text:span text:style-name="T9">String str=</text:span><text:span text:style-name="T13">"Deepshikha"</text:span><text:span text:style-name="T8">;</text:span></text:p>
      <text:p text:style-name="P4"><text:span text:style-name="T7"><text:s text:c="8"/></text:span><text:span text:style-name="T9">String rev=</text:span><text:span text:style-name="T13">""</text:span><text:span text:style-name="T8">;</text:span></text:p>
      <text:p text:style-name="P4"><text:span text:style-name="T7"><text:s text:c="8"/></text:span><text:span text:style-name="T8">for </text:span><text:span text:style-name="T9">(</text:span><text:span text:style-name="T8">int </text:span><text:span text:style-name="T9">i=str.length()-</text:span><text:span text:style-name="T14">1</text:span><text:span text:style-name="T8">;</text:span><text:span text:style-name="T9">i&gt;=</text:span><text:span text:style-name="T14">0</text:span><text:span text:style-name="T8">;</text:span><text:span text:style-name="T9">i--)</text:span></text:p>
      <text:p text:style-name="P4"><text:s text:c="8"/><text:span text:style-name="T9">{</text:span></text:p>
      <text:p text:style-name="P4"><text:s text:c="11"/><text:span text:style-name="T9">rev=rev+str.charAt(i)</text:span><text:span text:style-name="T8">;</text:span></text:p>
      <text:p text:style-name="P4"><text:span text:style-name="T7"><text:s text:c="8"/></text:span><text:span text:style-name="T9">}</text:span></text:p>
      <text:p text:style-name="P4"><text:s text:c="8"/><text:span text:style-name="T9">System.</text:span><text:span text:style-name="T16">out</text:span><text:span text:style-name="T9">.println(</text:span><text:span text:style-name="T13">"Reversed String is "</text:span><text:span text:style-name="T9">+rev)</text:span><text:span text:style-name="T8">;</text:span></text:p>
      <text:p text:style-name="P4"><text:span text:style-name="T7"><text:s text:c="8"/></text:span><text:span text:style-name="T9">StringBuffer strnew=</text:span><text:span text:style-name="T8">new </text:span><text:span text:style-name="T9">StringBuffer(rev)</text:span><text:span text:style-name="T8">;</text:span></text:p>
      <text:p text:style-name="P4"><text:span text:style-name="T7"><text:s text:c="8"/></text:span><text:span text:style-name="T9">strnew.delete(</text:span><text:span text:style-name="T14">4</text:span><text:span text:style-name="T8">,</text:span><text:span text:style-name="T14">9</text:span><text:span text:style-name="T9">)</text:span><text:span text:style-name="T8">;</text:span></text:p>
      <text:p text:style-name="P4"><text:span text:style-name="T7"><text:s text:c="8"/></text:span><text:span text:style-name="T9">System.</text:span><text:span text:style-name="T16">out</text:span><text:span text:style-name="T9">.println(</text:span><text:span text:style-name="T13">"Reversed String is "</text:span><text:span text:style-name="T9">+strnew)</text:span><text:span text:style-name="T8">;</text:span></text:p>
      <text:p text:style-name="P4"><text:span text:style-name="T7"><text:s text:c="4"/></text:span><text:span text:style-name="T9">}</text:span></text:p>
      <text:p text:style-name="P7">}</text:p>
      <text:p text:style-name="P9"><text:line-break/>Q9.Write a program to display values of enums using a constructor &amp; getPrice() method (Example display house &amp; their prices)?</text:p>
      <text:p text:style-name="P9"/>
      <text:p text:style-name="P3"><text:span text:style-name="T7"/></text:p>
      <text:p text:style-name="P3"><text:soft-page-break/><text:span text:style-name="T7">import java.io.*;</text:span></text:p>
      <text:p text:style-name="P1"><text:span text:style-name="T7">import </text:span>java.util.*<text:span text:style-name="T7">;</text:span></text:p>
      <text:p text:style-name="P1"><text:span text:style-name="T7">enum </text:span>House</text:p>
      <text:p text:style-name="P1">{</text:p>
      <text:p text:style-name="P4"><text:s text:c="4"/><text:span text:style-name="T16">HOUSE1</text:span><text:span text:style-name="T9">(</text:span><text:span text:style-name="T14">200</text:span><text:span text:style-name="T9">)</text:span><text:span text:style-name="T8">,</text:span><text:span text:style-name="T16">HOUSE2</text:span><text:span text:style-name="T9">(</text:span><text:span text:style-name="T14">300</text:span><text:span text:style-name="T9">)</text:span><text:span text:style-name="T8">,</text:span><text:span text:style-name="T16">HOUSE3</text:span><text:span text:style-name="T9">(</text:span><text:span text:style-name="T14">400</text:span><text:span text:style-name="T9">)</text:span><text:span text:style-name="T8">,</text:span><text:span text:style-name="T16">HOUSE4</text:span><text:span text:style-name="T9">(</text:span><text:span text:style-name="T14">500</text:span><text:span text:style-name="T9">)</text:span><text:span text:style-name="T8">;</text:span></text:p>
      <text:p text:style-name="P4"><text:span text:style-name="T7"><text:s text:c="4"/></text:span><text:span text:style-name="T8">private int </text:span><text:span text:style-name="T15">price</text:span><text:span text:style-name="T8">;</text:span></text:p>
      <text:p text:style-name="P4"><text:span text:style-name="T7"><text:s text:c="5"/></text:span><text:span text:style-name="T11">House</text:span><text:span text:style-name="T9">(</text:span><text:span text:style-name="T8">int </text:span><text:span text:style-name="T9">p) {</text:span></text:p>
      <text:p text:style-name="P4"><text:s text:c="8"/><text:span text:style-name="T15">price</text:span><text:span text:style-name="T9">=p</text:span><text:span text:style-name="T8">;</text:span></text:p>
      <text:p text:style-name="P4"><text:span text:style-name="T7"><text:s text:c="4"/></text:span><text:span text:style-name="T9">}</text:span></text:p>
      <text:p text:style-name="P4"><text:s text:c="4"/><text:span text:style-name="T8">int </text:span><text:span text:style-name="T11">getPrice</text:span><text:span text:style-name="T9">()</text:span></text:p>
      <text:p text:style-name="P4"><text:s text:c="4"/><text:span text:style-name="T9">{</text:span></text:p>
      <text:p text:style-name="P4"><text:s text:c="8"/><text:span text:style-name="T8">return </text:span><text:span text:style-name="T15">price</text:span><text:span text:style-name="T8">;</text:span></text:p>
      <text:p text:style-name="P4"><text:span text:style-name="T7"><text:s text:c="4"/></text:span><text:span text:style-name="T9">}</text:span></text:p>
      <text:p text:style-name="P1">}</text:p>
      <text:p text:style-name="P1"><text:span text:style-name="T7">public class </text:span>Enum</text:p>
      <text:p text:style-name="P1">{</text:p>
      <text:p text:style-name="P4"><text:s text:c="4"/><text:span text:style-name="T8">public static void </text:span><text:span text:style-name="T11">main</text:span><text:span text:style-name="T9">(String[] args)</text:span></text:p>
      <text:p text:style-name="P4"><text:s text:c="4"/><text:span text:style-name="T9">{</text:span></text:p>
      <text:p text:style-name="P4"><text:s text:c="8"/><text:span text:style-name="T9">System.</text:span><text:span text:style-name="T16">out</text:span><text:span text:style-name="T9">.println(</text:span><text:span text:style-name="T13">"All Houses prices are: "</text:span><text:span text:style-name="T9">)</text:span><text:span text:style-name="T8">;</text:span></text:p>
      <text:p text:style-name="P4"><text:span text:style-name="T7"><text:s text:c="8"/></text:span><text:span text:style-name="T8">for</text:span><text:span text:style-name="T9">(House h:House.</text:span><text:span text:style-name="T10">values</text:span><text:span text:style-name="T9">())</text:span></text:p>
      <text:p text:style-name="P4"><text:s text:c="8"/><text:span text:style-name="T9">{</text:span></text:p>
      <text:p text:style-name="P4"><text:s text:c="12"/><text:span text:style-name="T9">System.</text:span><text:span text:style-name="T16">out</text:span><text:span text:style-name="T9">.println(h+</text:span><text:span text:style-name="T13">" costs "</text:span><text:span text:style-name="T9">+h.getPrice())</text:span><text:span text:style-name="T8">;</text:span></text:p>
      <text:p text:style-name="P4"><text:span text:style-name="T7"><text:s text:c="8"/></text:span><text:span text:style-name="T9">}</text:span></text:p>
      <text:p text:style-name="P4"><text:s text:c="4"/><text:span text:style-name="T9">}</text:span></text:p>
      <text:p text:style-name="P7">}</text:p>
      <text:p text:style-name="P3"><text:span text:style-name="T7"/></text:p>
      <text:p text:style-name="P9"><text:line-break/>Q10.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?</text:p>
      <text:p text:style-name="P9"/>
      <text:p text:style-name="P2"><text:span text:style-name="T7">import </text:span>com.sun.org.apache.xml.internal.utils.SystemIDResolver<text:span text:style-name="T7">;</text:span></text:p>
      <text:p text:style-name="P1"><text:span text:style-name="T7">import </text:span>java.io.*<text:span text:style-name="T7">;</text:span></text:p>
      <text:p text:style-name="P1"><text:span text:style-name="T7">import </text:span>java.util.*<text:span text:style-name="T7">;</text:span></text:p>
      <text:p text:style-name="P1"><text:span text:style-name="T7">public class </text:span>Overload {</text:p>
      <text:p text:style-name="P4"><text:s text:c="4"/><text:span text:style-name="T8">public int </text:span><text:span text:style-name="T11">sum</text:span><text:span text:style-name="T9">(</text:span><text:span text:style-name="T8">int </text:span><text:span text:style-name="T9">x</text:span><text:span text:style-name="T8">,int </text:span><text:span text:style-name="T9">y)</text:span></text:p>
      <text:p text:style-name="P4"><text:s text:c="4"/><text:span text:style-name="T9">{</text:span></text:p>
      <text:p text:style-name="P4"><text:s text:c="8"/><text:span text:style-name="T8">return </text:span><text:span text:style-name="T9">(x+y)</text:span><text:span text:style-name="T8">;</text:span></text:p>
      <text:p text:style-name="P4"><text:span text:style-name="T7"><text:s text:c="4"/></text:span><text:span text:style-name="T9">}</text:span></text:p>
      <text:p text:style-name="P4"><text:s text:c="4"/><text:span text:style-name="T8">public double </text:span><text:span text:style-name="T11">sum</text:span><text:span text:style-name="T9">(</text:span><text:span text:style-name="T8">double </text:span><text:span text:style-name="T9">x</text:span><text:span text:style-name="T8">,double </text:span><text:span text:style-name="T9">y)</text:span></text:p>
      <text:p text:style-name="P4"><text:s text:c="4"/><text:span text:style-name="T9">{</text:span></text:p>
      <text:p text:style-name="P4"><text:s text:c="8"/><text:span text:style-name="T8">return </text:span><text:span text:style-name="T9">(x+y)</text:span><text:span text:style-name="T8">;</text:span></text:p>
      <text:p text:style-name="P4"><text:span text:style-name="T7"><text:s text:c="4"/></text:span><text:span text:style-name="T9">}</text:span></text:p>
      <text:p text:style-name="P4"><text:s text:c="4"/><text:span text:style-name="T8">public int </text:span><text:span text:style-name="T11">multiply</text:span><text:span text:style-name="T9">(</text:span><text:span text:style-name="T8">int </text:span><text:span text:style-name="T9">x</text:span><text:span text:style-name="T8">,int </text:span><text:span text:style-name="T9">y)</text:span></text:p>
      <text:p text:style-name="P4"><text:s text:c="4"/><text:span text:style-name="T9">{</text:span></text:p>
      <text:p text:style-name="P4"><text:s text:c="8"/><text:span text:style-name="T8">return </text:span><text:span text:style-name="T9">(x*y)</text:span><text:span text:style-name="T8">;</text:span></text:p>
      <text:p text:style-name="P4"><text:span text:style-name="T7"><text:s text:c="4"/></text:span><text:span text:style-name="T9">}</text:span></text:p>
      <text:p text:style-name="P4"><text:s text:c="4"/><text:span text:style-name="T8">public double </text:span><text:span text:style-name="T11">multiply</text:span><text:span text:style-name="T9">(</text:span><text:span text:style-name="T8">double </text:span><text:span text:style-name="T9">x</text:span><text:span text:style-name="T8">,double </text:span><text:span text:style-name="T9">y)</text:span></text:p>
      <text:p text:style-name="P4"><text:s text:c="4"/><text:span text:style-name="T9">{</text:span></text:p>
      <text:p text:style-name="P4"><text:s text:c="8"/><text:span text:style-name="T8">return </text:span><text:span text:style-name="T9">(x*y)</text:span><text:span text:style-name="T8">;</text:span></text:p>
      <text:p text:style-name="P4"><text:span text:style-name="T7"><text:s text:c="4"/></text:span><text:span text:style-name="T9">}</text:span></text:p>
      <text:p text:style-name="P4"><text:s text:c="4"/><text:span text:style-name="T8">public void <text:s/></text:span><text:span text:style-name="T11">combine</text:span><text:span text:style-name="T9">(String firstname</text:span><text:span text:style-name="T8">,</text:span><text:span text:style-name="T9">String lastname)</text:span></text:p>
      <text:p text:style-name="P4"><text:s text:c="4"/><text:span text:style-name="T9">{</text:span></text:p>
      <text:p text:style-name="P4"><text:s text:c="8"/><text:span text:style-name="T9">System.</text:span><text:span text:style-name="T16">out</text:span><text:span text:style-name="T9">.println(firstname+</text:span><text:span text:style-name="T13">" "</text:span><text:span text:style-name="T9">+lastname)</text:span><text:span text:style-name="T8">;</text:span></text:p>
      <text:p text:style-name="P4"><text:span text:style-name="T7"><text:s text:c="4"/></text:span><text:span text:style-name="T9">}</text:span></text:p>
      <text:p text:style-name="P4"><text:s text:c="4"/><text:span text:style-name="T8">public void <text:s/></text:span><text:span text:style-name="T11">combine</text:span><text:span text:style-name="T9">(String firstname</text:span><text:span text:style-name="T8">,</text:span><text:span text:style-name="T9">String middlename</text:span><text:span text:style-name="T8">,</text:span><text:span text:style-name="T9">String lastname)</text:span></text:p>
      <text:p text:style-name="P4"><text:s text:c="4"/><text:span text:style-name="T9">{</text:span></text:p>
      <text:p text:style-name="P4"><text:s text:c="8"/><text:span text:style-name="T9">System.</text:span><text:span text:style-name="T16">out</text:span><text:span text:style-name="T9">.println(firstname+</text:span><text:span text:style-name="T13">" "</text:span><text:span text:style-name="T9">+middlename+</text:span><text:span text:style-name="T13">" "</text:span><text:span text:style-name="T9">+lastname)</text:span><text:span text:style-name="T8">;</text:span></text:p>
      <text:p text:style-name="P4"><text:span text:style-name="T7"><text:s text:c="4"/></text:span><text:span text:style-name="T9">}</text:span></text:p>
      <text:p text:style-name="P4"><text:s text:c="4"/><text:span text:style-name="T8">public static void </text:span><text:span text:style-name="T11">main</text:span><text:span text:style-name="T9">(String[] args) {</text:span></text:p>
      <text:p text:style-name="P4"><text:s text:c="8"/><text:span text:style-name="T9">Overload op=</text:span><text:span text:style-name="T8">new </text:span><text:span text:style-name="T9">Overload()</text:span><text:span text:style-name="T8">;</text:span></text:p>
      <text:p text:style-name="P4"><text:span text:style-name="T7"><text:s text:c="8"/></text:span><text:span text:style-name="T9">System.</text:span><text:span text:style-name="T16">out</text:span><text:span text:style-name="T9">.println(op.sum(</text:span><text:span text:style-name="T14">10</text:span><text:span text:style-name="T8">,</text:span><text:span text:style-name="T14">20</text:span><text:span text:style-name="T9">))</text:span><text:span text:style-name="T8">;</text:span></text:p>
      <text:p text:style-name="P4"><text:soft-page-break/><text:span text:style-name="T7"><text:s text:c="8"/></text:span><text:span text:style-name="T9">System.</text:span><text:span text:style-name="T16">out</text:span><text:span text:style-name="T9">.println(op.sum(</text:span><text:span text:style-name="T14">10.00</text:span><text:span text:style-name="T8">,</text:span><text:span text:style-name="T14">20.00</text:span><text:span text:style-name="T9">))</text:span><text:span text:style-name="T8">;</text:span></text:p>
      <text:p text:style-name="P4"><text:span text:style-name="T7"><text:s text:c="8"/></text:span><text:span text:style-name="T9">System.</text:span><text:span text:style-name="T16">out</text:span><text:span text:style-name="T9">.println(op.multiply(</text:span><text:span text:style-name="T14">10</text:span><text:span text:style-name="T8">,</text:span><text:span text:style-name="T14">20</text:span><text:span text:style-name="T9">))</text:span><text:span text:style-name="T8">;</text:span></text:p>
      <text:p text:style-name="P4"><text:span text:style-name="T7"><text:s text:c="8"/></text:span><text:span text:style-name="T9">System.</text:span><text:span text:style-name="T16">out</text:span><text:span text:style-name="T9">.println(op.multiply(</text:span><text:span text:style-name="T14">10.00</text:span><text:span text:style-name="T8">,</text:span><text:span text:style-name="T14">20.00</text:span><text:span text:style-name="T9">))</text:span><text:span text:style-name="T8">;</text:span></text:p>
      <text:p text:style-name="P4"><text:span text:style-name="T7"><text:s text:c="8"/></text:span><text:span text:style-name="T9">op.combine(</text:span><text:span text:style-name="T13">"Deepshikha"</text:span><text:span text:style-name="T8">,</text:span><text:span text:style-name="T13">"Yadav"</text:span><text:span text:style-name="T9">)</text:span><text:span text:style-name="T8">;</text:span></text:p>
      <text:p text:style-name="P4"><text:span text:style-name="T7"><text:s text:c="8"/></text:span><text:span text:style-name="T9">op.combine(</text:span><text:span text:style-name="T13">"Amit"</text:span><text:span text:style-name="T8">,</text:span><text:span text:style-name="T13">"Vikas"</text:span><text:span text:style-name="T8">,</text:span><text:span text:style-name="T13">"Yadav"</text:span><text:span text:style-name="T9">)</text:span><text:span text:style-name="T8">;</text:span></text:p>
      <text:p text:style-name="P4"><text:span text:style-name="T7"><text:s text:c="4"/></text:span><text:span text:style-name="T9">}</text:span></text:p>
      <text:p text:style-name="P7">}</text:p>
      <text:p text:style-name="P9"><text:line-break/>Q11.Create 3 sub class of bank SBI,BOI,ICICI all 4 should have method called getDetails which provide there specific details like rateofinterest etc,print details of every banks?</text:p>
      <text:p text:style-name="P9"/>
      <text:p text:style-name="P2"><text:span text:style-name="T7">import </text:span>java.io.*<text:span text:style-name="T7">;</text:span></text:p>
      <text:p text:style-name="P1"><text:span text:style-name="T7">import </text:span>java.util.*<text:span text:style-name="T7">;</text:span></text:p>
      <text:p text:style-name="P1"><text:span text:style-name="T7">public class </text:span>Bank {</text:p>
      <text:p text:style-name="P4"><text:s text:c="4"/><text:span text:style-name="T8">public static void </text:span><text:span text:style-name="T11">main</text:span><text:span text:style-name="T9">(String[] args) {</text:span></text:p>
      <text:p text:style-name="P4"><text:s text:c="8"/><text:span text:style-name="T9">SBI s=</text:span><text:span text:style-name="T8">new </text:span><text:span text:style-name="T9">SBI()</text:span><text:span text:style-name="T8">;</text:span></text:p>
      <text:p text:style-name="P4"><text:span text:style-name="T7"><text:s text:c="8"/></text:span><text:span text:style-name="T9">BOI b=</text:span><text:span text:style-name="T8">new </text:span><text:span text:style-name="T9">BOI()</text:span><text:span text:style-name="T8">;</text:span></text:p>
      <text:p text:style-name="P4"><text:span text:style-name="T7"><text:s text:c="8"/></text:span><text:span text:style-name="T9">ICIC i=</text:span><text:span text:style-name="T8">new </text:span><text:span text:style-name="T9">ICIC()</text:span><text:span text:style-name="T8">;</text:span></text:p>
      <text:p text:style-name="P4"><text:span text:style-name="T7"><text:s text:c="8"/></text:span><text:span text:style-name="T9">s.getDetails()</text:span><text:span text:style-name="T8">;</text:span></text:p>
      <text:p text:style-name="P4"><text:span text:style-name="T7"><text:s text:c="8"/></text:span><text:span text:style-name="T9">b.getDetails()</text:span><text:span text:style-name="T8">;</text:span></text:p>
      <text:p text:style-name="P4"><text:span text:style-name="T7"><text:s text:c="8"/></text:span><text:span text:style-name="T9">i.getDetails()</text:span><text:span text:style-name="T8">;</text:span></text:p>
      <text:p text:style-name="P4"><text:span text:style-name="T7"><text:s text:c="4"/></text:span><text:span text:style-name="T9">}</text:span></text:p>
      <text:p text:style-name="P1">}</text:p>
      <text:p text:style-name="P1"><text:span text:style-name="T7">class </text:span>SBI</text:p>
      <text:p text:style-name="P1">{</text:p>
      <text:p text:style-name="P4"><text:s text:c="4"/><text:span text:style-name="T9">String </text:span><text:span text:style-name="T15">name</text:span><text:span text:style-name="T9">=</text:span><text:span text:style-name="T13">"SBI"</text:span><text:span text:style-name="T8">;</text:span></text:p>
      <text:p text:style-name="P4"><text:span text:style-name="T7"><text:s text:c="4"/></text:span><text:span text:style-name="T8">double </text:span><text:span text:style-name="T15">rateOfInterest</text:span><text:span text:style-name="T9">=</text:span><text:span text:style-name="T14">5.50</text:span><text:span text:style-name="T8">;</text:span></text:p>
      <text:p text:style-name="P4"><text:span text:style-name="T7"><text:s text:c="4"/></text:span><text:span text:style-name="T8">void </text:span><text:span text:style-name="T11">getDetails</text:span><text:span text:style-name="T9">()</text:span></text:p>
      <text:p text:style-name="P4"><text:s text:c="4"/><text:span text:style-name="T9">{</text:span></text:p>
      <text:p text:style-name="P4"><text:s text:c="4"/><text:span text:style-name="T9">System.</text:span><text:span text:style-name="T16">out</text:span><text:span text:style-name="T9">.println(</text:span><text:span text:style-name="T13">"Name of Bank "</text:span><text:span text:style-name="T9">+</text:span><text:span text:style-name="T8">this</text:span><text:span text:style-name="T9">.</text:span><text:span text:style-name="T15">name</text:span><text:span text:style-name="T9">+</text:span><text:span text:style-name="T13">"Rate of Interest "</text:span><text:span text:style-name="T9">+</text:span><text:span text:style-name="T8">this</text:span><text:span text:style-name="T9">.</text:span><text:span text:style-name="T15">rateOfInterest</text:span><text:span text:style-name="T9">)</text:span><text:span text:style-name="T8">;</text:span><text:span text:style-name="T9">}</text:span></text:p>
      <text:p text:style-name="P1">}</text:p>
      <text:p text:style-name="P1"><text:span text:style-name="T7">class </text:span>BOI</text:p>
      <text:p text:style-name="P1">{</text:p>
      <text:p text:style-name="P4"><text:s text:c="4"/><text:span text:style-name="T9">String </text:span><text:span text:style-name="T15">name</text:span><text:span text:style-name="T9">=</text:span><text:span text:style-name="T13">"BOI"</text:span><text:span text:style-name="T8">;</text:span></text:p>
      <text:p text:style-name="P4"><text:span text:style-name="T7"><text:s text:c="4"/></text:span><text:span text:style-name="T8">double </text:span><text:span text:style-name="T15">rateOfInterest</text:span><text:span text:style-name="T9">=</text:span><text:span text:style-name="T14">6.50</text:span><text:span text:style-name="T8">;</text:span></text:p>
      <text:p text:style-name="P4"><text:span text:style-name="T7"><text:s text:c="4"/></text:span><text:span text:style-name="T8">void </text:span><text:span text:style-name="T11">getDetails</text:span><text:span text:style-name="T9">()</text:span></text:p>
      <text:p text:style-name="P4"><text:s text:c="4"/><text:span text:style-name="T9">{</text:span></text:p>
      <text:p text:style-name="P4"><text:s text:c="8"/><text:span text:style-name="T9">System.</text:span><text:span text:style-name="T16">out</text:span><text:span text:style-name="T9">.println(</text:span><text:span text:style-name="T13">"Name of Bank "</text:span><text:span text:style-name="T9">+</text:span><text:span text:style-name="T8">this</text:span><text:span text:style-name="T9">.</text:span><text:span text:style-name="T15">name</text:span><text:span text:style-name="T9">+</text:span><text:span text:style-name="T13">"Rate of Interest "</text:span><text:span text:style-name="T9">+</text:span><text:span text:style-name="T8">this</text:span><text:span text:style-name="T9">.</text:span><text:span text:style-name="T15">rateOfInterest</text:span><text:span text:style-name="T9">)</text:span><text:span text:style-name="T8">;</text:span><text:span text:style-name="T9">}</text:span></text:p>
      <text:p text:style-name="P1">}</text:p>
      <text:p text:style-name="P4"><text:s/><text:span text:style-name="T8">class </text:span><text:span text:style-name="T9">ICIC</text:span></text:p>
      <text:p text:style-name="P1">{</text:p>
      <text:p text:style-name="P4"><text:s text:c="4"/><text:span text:style-name="T9">String </text:span><text:span text:style-name="T15">name</text:span><text:span text:style-name="T9">=</text:span><text:span text:style-name="T13">"ICIC"</text:span><text:span text:style-name="T8">;</text:span></text:p>
      <text:p text:style-name="P4"><text:span text:style-name="T7"><text:s text:c="4"/></text:span><text:span text:style-name="T8">double </text:span><text:span text:style-name="T15">rateOfInterest</text:span><text:span text:style-name="T9">=</text:span><text:span text:style-name="T14">7.50</text:span><text:span text:style-name="T8">;</text:span></text:p>
      <text:p text:style-name="P4"><text:span text:style-name="T7"><text:s text:c="4"/></text:span><text:span text:style-name="T8">void </text:span><text:span text:style-name="T11">getDetails</text:span><text:span text:style-name="T9">()</text:span></text:p>
      <text:p text:style-name="P4"><text:s text:c="4"/><text:span text:style-name="T9">{</text:span></text:p>
      <text:p text:style-name="P4"><text:s text:c="8"/><text:span text:style-name="T9">System.</text:span><text:span text:style-name="T16">out</text:span><text:span text:style-name="T9">.println(</text:span><text:span text:style-name="T13">"Name of Bank "</text:span><text:span text:style-name="T9">+</text:span><text:span text:style-name="T8">this</text:span><text:span text:style-name="T9">.</text:span><text:span text:style-name="T15">name</text:span><text:span text:style-name="T9">+</text:span><text:span text:style-name="T13">"Rate of Interest "</text:span><text:span text:style-name="T9">+</text:span><text:span text:style-name="T8">this</text:span><text:span text:style-name="T9">.</text:span><text:span text:style-name="T15">rateOfInterest</text:span><text:span text:style-name="T9">)</text:span><text:span text:style-name="T8">;</text:span><text:span text:style-name="T9">}</text:span></text:p>
      <text:p text:style-name="P7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21:54:50.896796569</meta:creation-date>
    <dc:date>2019-02-20T11:18:21.039282484</dc:date>
    <meta:editing-duration>PT1H11M27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5" meta:paragraph-count="259" meta:word-count="808" meta:character-count="7833" meta:non-whitespace-character-count="5778"/>
  </office:meta>
</office:document-meta>
</file>